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style>
    <style:style style:name="gr2" style:family="graphic" style:parent-style-name="standard">
      <style:graphic-properties draw:stroke="solid" svg:stroke-width="0.06cm" svg:stroke-color="#ec9804" draw:marker-start="" draw:marker-start-width="0.275cm" draw:marker-start-center="false" draw:marker-end="" draw:marker-end-width="0.275cm" draw:marker-end-center="false" draw:fill="none" draw:fill-color="#99ccff" draw:textarea-horizontal-align="center" draw:textarea-vertical-align="middle" fo:padding-top="0.155cm" fo:padding-bottom="0.155cm" fo:padding-left="0.28cm" fo:padding-right="0.28cm" draw:shadow="hidden" draw:shadow-offset-x="0.3cm" draw:shadow-offset-y="0.3cm" draw:shadow-color="#808080"/>
    </style:style>
    <style:style style:name="P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office:automatic-styles>
  <office:body>
    <office:drawing>
      <draw:page draw:name="page1" draw:style-name="dp1" draw:master-page-name="Default">
        <draw:g>
          <draw:g>
            <draw:line draw:style-name="gr1" draw:text-style-name="P1" draw:layer="layout" svg:x1="7.134cm" svg:y1="13.497cm" svg:x2="7.134cm" svg:y2="16.422cm">
              <text:p/>
            </draw:line>
            <draw:line draw:style-name="gr1" draw:text-style-name="P1" draw:layer="layout" svg:x1="7.61cm" svg:y1="13.497cm" svg:x2="7.61cm" svg:y2="16.422cm">
              <text:p/>
            </draw:line>
            <draw:line draw:style-name="gr1" draw:text-style-name="P1" draw:layer="layout" svg:x1="8.081cm" svg:y1="13.497cm" svg:x2="8.081cm" svg:y2="16.422cm">
              <text:p/>
            </draw:line>
            <draw:line draw:style-name="gr1" draw:text-style-name="P1" draw:layer="layout" svg:x1="8.554cm" svg:y1="13.497cm" svg:x2="8.554cm" svg:y2="16.422cm">
              <text:p/>
            </draw:line>
            <draw:line draw:style-name="gr1" draw:text-style-name="P1" draw:layer="layout" svg:x1="9.028cm" svg:y1="13.497cm" svg:x2="9.028cm" svg:y2="16.422cm">
              <text:p/>
            </draw:line>
            <draw:line draw:style-name="gr1" draw:text-style-name="P1" draw:layer="layout" svg:x1="9.501cm" svg:y1="13.497cm" svg:x2="9.501cm" svg:y2="16.422cm">
              <text:p/>
            </draw:line>
            <draw:line draw:style-name="gr1" draw:text-style-name="P1" draw:layer="layout" svg:x1="9.977cm" svg:y1="13.497cm" svg:x2="9.977cm" svg:y2="16.422cm">
              <text:p/>
            </draw:line>
            <draw:line draw:style-name="gr1" draw:text-style-name="P1" draw:layer="layout" svg:x1="10.449cm" svg:y1="13.497cm" svg:x2="10.449cm" svg:y2="16.422cm">
              <text:p/>
            </draw:line>
            <draw:line draw:style-name="gr1" draw:text-style-name="P1" draw:layer="layout" svg:x1="10.926cm" svg:y1="13.497cm" svg:x2="10.926cm" svg:y2="16.422cm">
              <text:p/>
            </draw:line>
            <draw:line draw:style-name="gr1" draw:text-style-name="P1" draw:layer="layout" svg:x1="11.397cm" svg:y1="13.497cm" svg:x2="11.397cm" svg:y2="16.422cm">
              <text:p/>
            </draw:line>
            <draw:line draw:style-name="gr1" draw:text-style-name="P1" draw:layer="layout" svg:x1="11.87cm" svg:y1="13.497cm" svg:x2="11.87cm" svg:y2="16.422cm">
              <text:p/>
            </draw:line>
            <draw:line draw:style-name="gr1" draw:text-style-name="P1" draw:layer="layout" svg:x1="12.346cm" svg:y1="13.497cm" svg:x2="12.346cm" svg:y2="16.422cm">
              <text:p/>
            </draw:line>
            <draw:line draw:style-name="gr1" draw:text-style-name="P1" draw:layer="layout" svg:x1="12.818cm" svg:y1="13.497cm" svg:x2="12.818cm" svg:y2="16.422cm">
              <text:p/>
            </draw:line>
            <draw:line draw:style-name="gr1" draw:text-style-name="P1" draw:layer="layout" svg:x1="13.295cm" svg:y1="13.497cm" svg:x2="13.295cm" svg:y2="16.422cm">
              <text:p/>
            </draw:line>
            <draw:line draw:style-name="gr1" draw:text-style-name="P1" draw:layer="layout" svg:x1="13.765cm" svg:y1="13.497cm" svg:x2="13.765cm" svg:y2="16.422cm">
              <text:p/>
            </draw:line>
            <draw:line draw:style-name="gr1" draw:text-style-name="P1" draw:layer="layout" svg:x1="14.236cm" svg:y1="13.497cm" svg:x2="14.236cm" svg:y2="16.422cm">
              <text:p/>
            </draw:line>
            <draw:line draw:style-name="gr1" draw:text-style-name="P1" draw:layer="layout" svg:x1="7.134cm" svg:y1="13.497cm" svg:x2="14.234cm" svg:y2="13.497cm">
              <text:p/>
            </draw:line>
            <draw:line draw:style-name="gr1" draw:text-style-name="P1" draw:layer="layout" svg:x1="7.134cm" svg:y1="13.984cm" svg:x2="14.234cm" svg:y2="13.984cm">
              <text:p/>
            </draw:line>
            <draw:line draw:style-name="gr1" draw:text-style-name="P1" draw:layer="layout" svg:x1="7.134cm" svg:y1="14.472cm" svg:x2="14.234cm" svg:y2="14.472cm">
              <text:p/>
            </draw:line>
            <draw:line draw:style-name="gr1" draw:text-style-name="P1" draw:layer="layout" svg:x1="7.134cm" svg:y1="14.958cm" svg:x2="14.234cm" svg:y2="14.958cm">
              <text:p/>
            </draw:line>
            <draw:line draw:style-name="gr1" draw:text-style-name="P1" draw:layer="layout" svg:x1="7.134cm" svg:y1="15.445cm" svg:x2="14.234cm" svg:y2="15.445cm">
              <text:p/>
            </draw:line>
            <draw:line draw:style-name="gr1" draw:text-style-name="P1" draw:layer="layout" svg:x1="7.134cm" svg:y1="15.934cm" svg:x2="14.234cm" svg:y2="15.934cm">
              <text:p/>
            </draw:line>
            <draw:line draw:style-name="gr1" draw:text-style-name="P1" draw:layer="layout" svg:x1="7.134cm" svg:y1="16.422cm" svg:x2="14.234cm" svg:y2="16.422cm">
              <text:p/>
            </draw:line>
          </draw:g>
          <draw:path draw:style-name="gr2" draw:text-style-name="P2" draw:layer="layout" svg:width="5.801cm" svg:height="2.647cm" svg:x="7.536cm" svg:y="13.737cm" svg:viewBox="0 0 5802 2648" svg:d="M676 637c177-66 310-230 501-258 178-27 372-50 501-173 170-161 353-202 551-206 201-4 390 75 584 121 171 41 362 20 518 103 173 92 373 51 518 224 128 152 164 364 384 448 167 61 330 130 501 171 169 40 330 122 501 155 205 40 381 169 501 327 105 139 68 352 0 515-83 198-248 351-434 431-173 74-363 115-551 119-179 6-362-25-535 18-192 49-380-23-551-86-201-73-374-218-584-275-169-45-338-63-502-35-200 35-311-79-517-68-184 10-361-71-535-34-206 43-394 76-601 119-166 36-381 54-501-68-154-155-401-163-401-430 0-172-87-389 67-517 155-129 321-249 501-342l100-174 34-51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6T15:46:09.038292687</meta:creation-date>
    <dc:date>2018-03-16T15:46:31.254409091</dc:date>
    <meta:editing-duration>PT22S</meta:editing-duration>
    <meta:editing-cycles>1</meta:editing-cycles>
    <meta:document-statistic meta:object-count="26"/>
    <meta:generator>LibreOffice/6.0.0.3$MacOSX_X86_64 LibreOffice_project/64a0f66915f38c6217de274f0aa8e15618924765</meta:generator>
  </office:meta>
</office:document-meta>
</file>